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Cambria" fo:font-size="10pt" style:font-size-asian="10pt" style:font-size-complex="10pt"/>
    </style:style>
    <style:style style:name="P2" style:family="paragraph" style:parent-style-name="Standard" style:list-style-name="L1">
      <style:paragraph-properties fo:margin-top="0cm" fo:margin-bottom="0.18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Text_20_body">
      <style:paragraph-properties fo:margin-top="0cm" fo:margin-bottom="0cm"/>
      <style:text-properties style:font-name="Candara" fo:font-size="20pt" fo:font-weight="bold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margin-top="0cm" fo:margin-bottom="0cm"/>
      <style:text-properties style:font-name="Cambri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font-name="Cambri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zepte der Programmiersprachen, Sommersemester 2012</text:p>
      <text:p text:style-name="P3">Übung zu variadischen Funktionen</text:p>
      <text:p text:style-name="P4"/>
      <text:list xml:id="list31459567" text:style-name="L1">
        <text:list-item>
          <text:p text:style-name="P2"><text:span text:style-name="T1">Implementieren Sie eine Funktion, die beliebig viele Zahlen konsumiert und die Summe der Zahlen produziert.</text:span></text:p>
        </text:list-item>
        <text:list-item>
          <text:p text:style-name="P2"><text:span text:style-name="T1">Implementieren Sie eine Funktion, die beliebig viele Zahlen konsumiert und das Produkt der Zahlen produziert.</text:span></text:p>
        </text:list-item>
        <text:list-item>
          <text:p text:style-name="P2"><text:span text:style-name="T1">Implementieren Sie eine Funktion, die beliebig viele Wahrheitswerte konsumiert und die Konjunktion der Wahrheitswerte produziert.</text:span></text:p>
        </text:list-item>
        <text:list-item>
          <text:p text:style-name="P2"><text:span text:style-name="T1">Implementieren Sie eine Funktion, die beliebig viele Wahrheitswerte konsumiert und die Disjunktion der Wahrheitswerte produziert.</text:span></text:p>
        </text:list-item>
        <text:list-item>
          <text:p text:style-name="P2"><text:span text:style-name="T1">Implementieren Sie eine Funktion, die beliebig viele Bilder konsumiert und ein Bild produziert, in dem alle Bilder nebeneinander angeordnet sind.</text:span></text:p>
        </text:list-item>
        <text:list-item>
          <text:p text:style-name="P2"><text:span text:style-name="T1">Implementieren Sie eine Funktion, die beliebig viele Funktionen konsumiert und eine Funktion produziert, die alle Funktionen nacheinander anwende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Frame_20_contents" style:display-name="Frame contents" style:family="paragraph" style:parent-style-name="Text_20_body" style:class="extra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illmann Rendel</meta:initial-creator>
    <meta:creation-date>2012-05-03T13:15:43.17</meta:creation-date>
    <dc:date>2012-06-28T12:27:09.14</dc:date>
    <dc:creator>Tillmann Rendel</dc:creator>
    <meta:editing-duration>PT07H22M40S</meta:editing-duration>
    <meta:editing-cycles>10</meta:editing-cycles>
    <meta:generator>OpenOffice.org/3.1$Win32 OpenOffice.org_project/310m19$Build-9420</meta:generator>
    <meta:printed-by>Tillmann Rendel</meta:printed-by>
    <meta:print-date>2012-05-10T13:48:08.68</meta:print-date>
    <meta:document-statistic meta:table-count="0" meta:image-count="0" meta:object-count="0" meta:page-count="1" meta:paragraph-count="8" meta:word-count="113" meta:character-count="863"/>
  </office:meta>
</office:document-meta>
</file>